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586cm" table:align="left"/>
    </style:style>
    <style:style style:name="Table1.A" style:family="table-column">
      <style:table-column-properties style:column-width="2.681cm"/>
    </style:style>
    <style:style style:name="Table1.B" style:family="table-column">
      <style:table-column-properties style:column-width="14.905cm"/>
    </style:style>
    <style:style style:name="Table1.A1" style:family="table-cell" style:data-style-name="N10100">
      <style:table-cell-properties fo:background-color="#000080" fo:padding="0cm" fo:border="0.002cm solid #000000">
        <style:background-image/>
      </style:table-cell-properties>
    </style:style>
    <style:style style:name="Table1.A2" style:family="table-cell" style:data-style-name="N10100">
      <style:table-cell-properties fo:background-color="#4d4d4d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le1.B2" style:family="table-cell" style:data-style-name="N104">
      <style:table-cell-properties fo:background-color="#cccccc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le1.A3" style:family="table-cell" style:data-style-name="N10100">
      <style:table-cell-properties fo:background-color="#4d4d4d" fo:padding="0cm" fo:border="0.002cm solid #000000">
        <style:background-image/>
      </style:table-cell-properties>
    </style:style>
    <style:style style:name="Table1.B3" style:family="table-cell" style:data-style-name="N104">
      <style:table-cell-properties fo:background-color="#cccccc" fo:padding="0cm" fo:border="0.002cm solid #000000">
        <style:background-image/>
      </style:table-cell-properties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 style:list-style-name="L1">
      <style:text-properties style:font-name="Arial"/>
    </style:style>
    <style:style style:name="P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text-style style:name="N10100" number:language="es" number:country="MX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lementacion de Sigepro</text:p>
      <text:p text:style-name="P1">Pasos a realizar.</text:p>
      <text:list xml:id="list31615536" text:style-name="L1">
        <text:list-item>
          <text:p text:style-name="P2">Generar usuario </text:p>
        </text:list-item>
        <text:list-item>
          <text:p text:style-name="P2">Asignar los almacenes al agente.</text:p>
        </text:list-item>
        <text:list-item>
          <text:p text:style-name="P2">Sincronizar sus productos</text:p>
        </text:list-item>
        <text:list-item>
          <text:p text:style-name="P2">Importar los clientes desde un archivo csv.</text:p>
        </text:list-item>
        <text:list-item>
          <text:p text:style-name="P2">Las columnas del archivo son: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float" office:value="0">
            <text:p text:style-name="P3">Campo</text:p>
          </table:table-cell>
          <table:table-cell table:style-name="Table1.A1" office:value-type="float" office:value="0">
            <text:p text:style-name="P3">Tipo</text:p>
          </table:table-cell>
        </table:table-row>
        <table:table-row>
          <table:table-cell table:style-name="Table1.A2">
            <text:p text:style-name="P3"/>
          </table:table-cell>
          <table:table-cell table:style-name="Table1.B2">
            <text:p text:style-name="P4"/>
          </table:table-cell>
        </table:table-row>
        <table:table-row>
          <table:table-cell table:style-name="Table1.A3">
            <text:p text:style-name="P3"/>
          </table:table-cell>
          <table:table-cell table:style-name="Table1.B3">
            <text:p text:style-name="P4"/>
          </table:table-cell>
        </table:table-row>
      </table:table>
      <text:list xml:id="list31682856" text:continue-numbering="true" text:style-name="L1">
        <text:list-header>
          <text:p text:style-name="P2"/>
        </text:list-header>
        <text:list-item>
          <text:p text:style-name="P2">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8-05T11:42:01.35</meta:creation-date>
    <meta:document-statistic meta:table-count="1" meta:image-count="0" meta:object-count="0" meta:page-count="1" meta:paragraph-count="10" meta:word-count="35" meta:character-count="202"/>
    <dc:date>2013-08-05T11:52:59.66</dc:date>
    <meta:editing-duration>PT00H11M05S</meta:editing-duration>
    <meta:editing-cycles>1</meta:editing-cycles>
    <meta:generator>OpenOffice.org/3.2$Win32 OpenOffice.org_project/320m12$Build-9483</meta:generator>
  </office:meta>
</office:document-meta>
</file>